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cc" draw:textarea-horizontal-align="justify" draw:textarea-vertical-align="top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aecf00" draw:textarea-horizontal-align="justify" draw:textarea-vertical-align="top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4cm" svg:y="0.05cm" presentation:class="title" presentation:user-transformed="true">
          <draw:text-box>
            <text:p>CrudController.getPage()</text:p>
          </draw:text-box>
        </draw:frame>
        <draw:custom-shape draw:style-name="gr1" draw:text-style-name="P1" draw:layer="layout" svg:width="16.231cm" svg:height="0.762cm" draw:transform="rotate (-1.5707963267949) translate (1.27cm 4.343cm)">
          <text:p text:style-name="P1"><text:span text:style-name="T1">getPage()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63cm" svg:height="0.78cm" svg:x="0.254cm" svg:y="3.284cm">
          <draw:text-box>
            <text:p text:style-name="P2"><text:span text:style-name="T1">CrudController</text:span></text:p>
          </draw:text-box>
        </draw:frame>
        <draw:custom-shape draw:style-name="gr1" draw:text-style-name="P1" draw:layer="layout" svg:width="1.754cm" svg:height="0.762cm" draw:transform="rotate (-1.5707963267949) translate (26.416cm 7.898cm)">
          <text:p text:style-name="P1"><text:span text:style-name="T1">getPage(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0.762cm" draw:transform="rotate (-1.5707963267949) translate (2.032cm 4.572cm)">
          <text:p text:style-name="P1"><text:span text:style-name="T1">preService()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424cm" svg:height="0.78cm" svg:x="11.292cm" svg:y="3.284cm">
          <draw:text-box>
            <text:p text:style-name="P2"><text:span text:style-name="T1">CrudService</text:span></text:p>
          </draw:text-box>
        </draw:frame>
        <draw:frame draw:style-name="gr2" draw:text-style-name="P2" draw:layer="layout" svg:width="2.496cm" svg:height="0.78cm" svg:x="20.91cm" svg:y="3.284cm">
          <draw:text-box>
            <text:p text:style-name="P2"><text:span text:style-name="T1">CrudListener</text:span></text:p>
          </draw:text-box>
        </draw:frame>
        <draw:custom-shape draw:style-name="gr3" draw:text-style-name="P1" draw:layer="layout" svg:width="2.032cm" svg:height="0.762cm" draw:transform="rotate (-1.5707963267949) translate (22.606cm 4.571cm)">
          <text:p text:style-name="P1"><text:span text:style-name="T1">preService()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.032cm" svg:y1="4.826cm" svg:x2="21.844cm" svg:y2="4.826cm">
          <text:p/>
        </draw:line>
        <draw:custom-shape draw:style-name="gr1" draw:text-style-name="P1" draw:layer="layout" svg:width="4.5cm" svg:height="0.762cm" draw:transform="rotate (-1.5707963267949) translate (12.531cm 6.676cm)">
          <text:p text:style-name="P1"><text:span text:style-name="T1">getPage()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.27cm" svg:y1="6.858cm" svg:x2="11.743cm" svg:y2="6.858cm">
          <text:p/>
        </draw:line>
        <draw:custom-shape draw:style-name="gr3" draw:text-style-name="P1" draw:layer="layout" svg:width="1.453cm" svg:height="0.762cm" draw:transform="rotate (-1.5707963267949) translate (15.748cm 6.676cm)">
          <text:p text:style-name="P1"><text:span text:style-name="T1">preDao()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084cm" svg:height="0.78cm" svg:x="13.832cm" svg:y="3.284cm">
          <draw:text-box>
            <text:p text:style-name="P2"><text:span text:style-name="T1">ConcreteService</text:span></text:p>
          </draw:text-box>
        </draw:frame>
        <draw:frame draw:style-name="gr2" draw:text-style-name="P2" draw:layer="layout" svg:width="3.423cm" svg:height="0.78cm" svg:x="3.017cm" svg:y="3.284cm">
          <draw:text-box>
            <text:p text:style-name="P2"><text:span text:style-name="T1">ConcreteController</text:span></text:p>
          </draw:text-box>
        </draw:frame>
        <draw:line draw:style-name="gr4" draw:text-style-name="P3" draw:layer="layout" svg:x1="12.531cm" svg:y1="6.858cm" svg:x2="14.986cm" svg:y2="6.858cm">
          <text:p/>
        </draw:line>
        <draw:custom-shape draw:style-name="gr3" draw:text-style-name="P1" draw:layer="layout" svg:width="1.453cm" svg:height="0.762cm" draw:transform="rotate (-1.5707963267949) translate (15.748cm 9.469cm)">
          <text:p text:style-name="P1"><text:span text:style-name="T1">preDao()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.531cm" svg:y1="9.652cm" svg:x2="14.986cm" svg:y2="9.652cm">
          <text:p/>
        </draw:line>
        <draw:custom-shape draw:style-name="gr1" draw:text-style-name="P1" draw:layer="layout" svg:width="3.81cm" svg:height="0.762cm" draw:transform="rotate (-1.5707963267949) translate (2.031cm 12.192cm)">
          <text:p text:style-name="P1"><text:span text:style-name="T1">convertPageWithInner(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762cm" draw:transform="rotate (-1.5707963267949) translate (2.793cm 12.446cm)">
          <text:p text:style-name="P1"><text:span text:style-name="T1">convertWithInner(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48cm" svg:height="0.762cm" draw:transform="rotate (-1.5707963267949) translate (4.857cm 12.706cm)">
          <text:p text:style-name="P1"><text:span text:style-name="T1">addInnerObjects()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.793cm" svg:y1="12.948cm" svg:x2="4.095cm" svg:y2="12.954cm">
          <text:p/>
        </draw:line>
        <draw:custom-shape draw:style-name="gr1" draw:text-style-name="P1" draw:layer="layout" svg:width="2.286cm" svg:height="0.762cm" draw:transform="rotate (-1.5707963267949) translate (2.032cm 17.526cm)">
          <text:p text:style-name="P1"><text:span text:style-name="T1">postService()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.032cm" svg:y1="17.775cm" svg:x2="21.844cm" svg:y2="17.775cm">
          <text:p/>
        </draw:line>
        <draw:custom-shape draw:style-name="gr3" draw:text-style-name="P1" draw:layer="layout" svg:width="2.286cm" svg:height="0.762cm" draw:transform="rotate (-1.5707963267949) translate (22.606cm 17.525cm)">
          <text:p text:style-name="P1"><text:span text:style-name="T1">postService()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141cm" svg:height="0.78cm" svg:x="25.529cm" svg:y="3.284cm">
          <draw:text-box>
            <text:p text:style-name="P2"><text:span text:style-name="T1">Dao</text:span></text:p>
          </draw:text-box>
        </draw:frame>
        <draw:line draw:style-name="gr4" draw:text-style-name="P3" draw:layer="layout" svg:x1="12.531cm" svg:y1="8.382cm" svg:x2="25.654cm" svg:y2="8.382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8T11:22:31</meta:creation-date>
    <dc:date>2013-03-28T11:53:48</dc:date>
    <meta:editing-duration>PT26S</meta:editing-duration>
    <meta:editing-cycles>1</meta:editing-cycles>
    <meta:document-statistic meta:object-count="49"/>
    <meta:generator>LibreOffice/3.5$Linux_X86_64 LibreOffice_project/350m1$Build-2</meta:generator>
  </office:meta>
</office:document-meta>
</file>